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officeooo:rsid="001a95d0" officeooo:paragraph-rsid="0045f72a"/>
    </style:style>
    <style:style style:name="T1" style:family="text">
      <style:text-properties officeooo:rsid="0013b20e"/>
    </style:style>
    <style:style style:name="T2" style:family="text">
      <style:text-properties officeooo:rsid="001a9bd3"/>
    </style:style>
    <style:style style:name="T3" style:family="text">
      <style:text-properties officeooo:rsid="001c4b81"/>
    </style:style>
    <style:style style:name="T4" style:family="text">
      <style:text-properties officeooo:rsid="001ca176"/>
    </style:style>
    <style:style style:name="T5" style:family="text">
      <style:text-properties officeooo:rsid="001d628f"/>
    </style:style>
    <style:style style:name="T6" style:family="text">
      <style:text-properties officeooo:rsid="001ecd12"/>
    </style:style>
    <style:style style:name="T7" style:family="text">
      <style:text-properties officeooo:rsid="001fbb6b"/>
    </style:style>
    <style:style style:name="T8" style:family="text">
      <style:text-properties officeooo:rsid="0027ba17"/>
    </style:style>
    <style:style style:name="T9" style:family="text">
      <style:text-properties officeooo:rsid="002820fe"/>
    </style:style>
    <style:style style:name="T10" style:family="text">
      <style:text-properties officeooo:rsid="002a1dbe"/>
    </style:style>
    <style:style style:name="T11" style:family="text">
      <style:text-properties officeooo:rsid="002bc5eb"/>
    </style:style>
    <style:style style:name="T12" style:family="text">
      <style:text-properties officeooo:rsid="002cc25a"/>
    </style:style>
    <style:style style:name="T13" style:family="text">
      <style:text-properties officeooo:rsid="002d774d"/>
    </style:style>
    <style:style style:name="T14" style:family="text">
      <style:text-properties officeooo:rsid="002f03fb"/>
    </style:style>
    <style:style style:name="T15" style:family="text">
      <style:text-properties officeooo:rsid="002fd42c"/>
    </style:style>
    <style:style style:name="T16" style:family="text">
      <style:text-properties officeooo:rsid="003513db"/>
    </style:style>
    <style:style style:name="T17" style:family="text">
      <style:text-properties officeooo:rsid="00366de9"/>
    </style:style>
    <style:style style:name="T18" style:family="text">
      <style:text-properties officeooo:rsid="0037e782"/>
    </style:style>
    <style:style style:name="T19" style:family="text">
      <style:text-properties officeooo:rsid="0038d7a9"/>
    </style:style>
    <style:style style:name="T20" style:family="text">
      <style:text-properties officeooo:rsid="003901fd"/>
    </style:style>
    <style:style style:name="T21" style:family="text">
      <style:text-properties officeooo:rsid="0039ecdf"/>
    </style:style>
    <style:style style:name="T22" style:family="text">
      <style:text-properties officeooo:rsid="003c4b58"/>
    </style:style>
    <style:style style:name="T23" style:family="text">
      <style:text-properties officeooo:rsid="003e4b21"/>
    </style:style>
    <style:style style:name="T24" style:family="text">
      <style:text-properties officeooo:rsid="003fd899"/>
    </style:style>
    <style:style style:name="T25" style:family="text">
      <style:text-properties officeooo:rsid="00407355"/>
    </style:style>
    <style:style style:name="T26" style:family="text">
      <style:text-properties officeooo:rsid="00454233"/>
    </style:style>
    <style:style style:name="T27" style:family="text">
      <style:text-properties officeooo:rsid="0045f72a"/>
    </style:style>
    <style:style style:name="T28" style:family="text">
      <style:text-properties officeooo:rsid="0047bac8"/>
    </style:style>
    <style:style style:name="T29" style:family="text">
      <style:text-properties officeooo:rsid="0048a6b3"/>
    </style:style>
    <style:style style:name="T30" style:family="text">
      <style:text-properties officeooo:rsid="004ac7dd"/>
    </style:style>
    <style:style style:name="T31" style:family="text">
      <style:text-properties officeooo:rsid="004b7836"/>
    </style:style>
    <style:style style:name="T32" style:family="text">
      <style:text-properties officeooo:rsid="004d3b0a"/>
    </style:style>
    <style:style style:name="T33" style:family="text">
      <style:text-properties officeooo:rsid="004dabbb"/>
    </style:style>
    <style:style style:name="T34" style:family="text">
      <style:text-properties officeooo:rsid="004ee1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 confieso que me siento algo inseguro escribiendo esta carta. <text:span text:style-name="T3">M</text:span><text:span text:style-name="T2">ereses leer algo muy bonito, así como eres tu, </text:span><text:span text:style-name="T3">llena </text:span><text:span text:style-name="T5">de esa </text:span><text:span text:style-name="T3">hermosa sensibilidad </text:span><text:span text:style-name="T4">que te permite rodear de cariño </text:span><text:span text:style-name="T5">a esas personas que te importan. </text:span><text:span text:style-name="T7">Simp</text:span><text:span text:style-name="T6">lemente pensar en todo lo que genera tu simple presencia, me </text:span><text:span text:style-name="T26">me hace cuestionar</text:span><text:span text:style-name="T6"> si en verdad merezco todo ese amor que siempre entregas en tus abrazos, tus besos, en cada una de tus caricias. No te lo puedo negar. Me preocupa un poco no tener como corresponderte. A diferencia de lo que pasa contigo, siento que <text:s/>mis experiencias de vida me han quitado un poco de esa sensibilidad que se necesita para ponerle color a la realidad. </text:span><text:span text:style-name="T8">Por eso </text:span><text:span text:style-name="T9">quiero empezar diciendo que te valoro inmensamente, </text:span><text:span text:style-name="T10">Sara. Te valoro demasiado </text:span><text:span text:style-name="T11">y quiero que sepas que entregaré siempre un poco más de lo que soy. </text:span><text:span text:style-name="T12">La vida tampoco ha sido fácil para ti </text:span><text:span text:style-name="T13">y créeme que soy muy consciente de ello. </text:span><text:span text:style-name="T14">No quiero que ese corazón tan </text:span><text:span text:style-name="T15">inmenso vuelva a perder la fe. </text:span></text:p>
      <text:p text:style-name="P1"/>
      <text:p text:style-name="P1"><text:span text:style-name="T16">También quiero aprovechar para agradecerte por </text:span><text:span text:style-name="T17">permitirme construir momentos tan lindos a tu lado. </text:span><text:span text:style-name="T18">No te lo he dicho, pero son recuerdo</text:span><text:span text:style-name="T19">s</text:span><text:span text:style-name="T18"> que me han sacado de esos momentos oscuros que a veces me atraviesan. </text:span><text:span text:style-name="T19">Si tuviera que elegir uno de ellos, me quedaría con esa sensación agradable y </text:span><text:span text:style-name="T24">excitante</text:span><text:span text:style-name="T19"> de tenerte a mi lado </text:span><text:span text:style-name="T24">abrazándome mientras </text:span><text:span text:style-name="T20">atravesamos la carretera cantando </text:span><text:span text:style-name="T25">esa canción de Fito, </text:span><text:span text:style-name="T20"><text:s/>al lado del camino, <text:s/></text:span><text:span text:style-name="T21">como </text:span><text:span text:style-name="T22">si fuera el soundtrack </text:span><text:span text:style-name="T23">de una película de amor con un </text:span><text:span text:style-name="T25">lindo </text:span><text:span text:style-name="T23">final feliz. </text:span></text:p>
      <text:p text:style-name="P1"/>
      <text:p text:style-name="P1"><text:span text:style-name="T27">Una cosa que quiero que siempre tengas presente. </text:span><text:span text:style-name="T28">De lo que si estoy 100% </text:span><text:span text:style-name="T29">seguro es que en mi siempre encontraras </text:span><text:span text:style-name="T23"><text:s/></text:span><text:span text:style-name="T1">un lugar lindo y seguro donde puedes ser siempre tu; </text:span><text:span text:style-name="T31">c</text:span><text:span text:style-name="T1">on libertad. </text:span><text:span text:style-name="T31">Un lugar </text:span><text:span text:style-name="T32">donde llorar, donde reír, </text:span><text:span text:style-name="T33">un lugar donde la fragilidad no signifique debilidad, un lugar donde tu sensibilidad pueda ser sin temor a salir lastimada. </text:span><text:span text:style-name="T30"><text:s/></text:span><text:span text:style-name="T34">Negrita, quiero que encuentren en mi lo que siempre has querido. </text:span></text:p>
      <text:p text:style-name="P1"/>
      <text:p text:style-name="P1"/>
      <text:p text:style-name="P1">Te confieso que me siento algo inseguro escribiendo esta carta. Mereces leer algo muy bonito, así como eres tú, llena de esa hermosa sensibilidad que te permite rodear de cariño a esas personas que te importan. Simplemente pensar en todo lo que genera tu simple presencia, me hace cuestionar si en verdad merezco todo ese amor que siempre entregas en tus abrazos, tus besos, en cada una de tus caricias. No te lo puedo negar. Me preocupa un poco no tener cómo corresponderte. A diferencia de lo que pasa contigo, siento que mis experiencias de vida me han quitado un poco de esa sensibilidad que se necesita para ponerle color a la realidad. Por eso quiero empezar diciendo que te valoro inmensamente, Sara. Te valoro demasiado y quiero que sepas que entregaré siempre un poco más de lo que soy. La vida tampoco ha sido fácil para ti y créeme que soy muy consciente de ello. No quiero que ese corazón tan inmenso vuelva a perder la fe.</text:p>
      <text:p text:style-name="P1"/>
      <text:p text:style-name="P1">También quiero aprovechar para agradecerte por permitirme construir momentos tan lindos a tu lado. No te lo he dicho, pero son recuerdos que me han sacado de esos momentos oscuros que a veces me atraviesan. Si tuviera que elegir uno de ellos, me quedaría con esa sensación agradable y excitante de tenerte a mi lado abrazándome mientras atravesamos la carretera cantando esa canción de Fito, al lado del camino, como si fuera el soundtrack de una película de amor con un lindo final feliz.</text:p>
      <text:p text:style-name="P1"/>
      <text:p text:style-name="P1">Una cosa que quiero que siempre tengas presente. De lo que sí estoy 100% seguro es que en mí siempre encontrarás un lugar lindo y seguro donde puedes ser siempre tú; con libertad. Un lugar donde llorar, donde reír, un lugar donde la fragilidad no signifique debilidad, un lugar donde tu sensibilidad pueda ser sin temor a salir lastimada. Negrita, quiero que encuentres en mí lo que siempre has queri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23:36:26.075661470</meta:creation-date>
    <meta:generator>LibreOffice/7.6.4.1$Linux_X86_64 LibreOffice_project/60$Build-1</meta:generator>
    <dc:date>2024-02-12T11:01:14.655574361</dc:date>
    <meta:editing-duration>PT1H24M58S</meta:editing-duration>
    <meta:editing-cycles>3</meta:editing-cycles>
    <meta:document-statistic meta:table-count="0" meta:image-count="0" meta:object-count="0" meta:page-count="1" meta:paragraph-count="6" meta:word-count="645" meta:character-count="3665" meta:non-whitespace-character-count="3018"/>
  </office:meta>
</office:document-meta>
</file>